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3b202"/>
    </style:style>
    <style:style style:name="P3" style:family="paragraph" style:parent-style-name="Standard">
      <style:paragraph-properties style:writing-mode="lr-tb"/>
      <style:text-properties style:font-name="monospace" officeooo:paragraph-rsid="0003b202"/>
    </style:style>
    <style:style style:name="P4" style:family="paragraph" style:parent-style-name="Standard">
      <style:paragraph-properties style:writing-mode="lr-tb"/>
      <style:text-properties style:font-name="monospace" officeooo:paragraph-rsid="00049425"/>
    </style:style>
    <style:style style:name="P5" style:family="paragraph" style:parent-style-name="Standard">
      <style:paragraph-properties style:writing-mode="lr-tb"/>
      <style:text-properties officeooo:paragraph-rsid="00049425"/>
    </style:style>
    <style:style style:name="P6" style:family="paragraph" style:parent-style-name="Standard">
      <style:paragraph-properties style:writing-mode="lr-tb"/>
      <style:text-properties officeooo:paragraph-rsid="0005cbca"/>
    </style:style>
    <style:style style:name="P7" style:family="paragraph" style:parent-style-name="Standard" style:list-style-name="L1">
      <style:paragraph-properties style:writing-mode="lr-tb"/>
      <style:text-properties officeooo:rsid="0005cbca" officeooo:paragraph-rsid="0005cbca"/>
    </style:style>
    <style:style style:name="P8" style:family="paragraph" style:parent-style-name="Standard" style:list-style-name="L1">
      <style:paragraph-properties style:writing-mode="lr-tb"/>
      <style:text-properties officeooo:paragraph-rsid="0005cbca"/>
    </style:style>
    <style:style style:name="T1" style:family="text">
      <style:text-properties style:font-name="sans-serif" fo:font-size="32.2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sans-serif" fo:font-size="12.75pt" officeooo:rsid="0003b202"/>
    </style:style>
    <style:style style:name="T4" style:family="text">
      <style:text-properties style:font-name="sans-serif" fo:font-size="12.75pt" fo:font-weight="bold" style:font-weight-asian="bold" style:font-weight-complex="bold"/>
    </style:style>
    <style:style style:name="T5" style:family="text">
      <style:text-properties style:font-name="sans-serif" fo:font-size="12.75pt" fo:font-weight="bold" officeooo:rsid="0003b202" style:font-weight-asian="bold" style:font-weight-complex="bold"/>
    </style:style>
    <style:style style:name="T6" style:family="text">
      <style:text-properties style:font-name="sans-serif" fo:font-size="12.75pt" fo:font-weight="bold" officeooo:rsid="000720bf" style:font-weight-asian="bold" style:font-weight-complex="bold"/>
    </style:style>
    <style:style style:name="T7" style:family="text">
      <style:text-properties style:font-name="sans-serif" fo:font-size="12.75pt" fo:font-weight="bold" officeooo:rsid="0005cbca" style:font-weight-asian="bold" style:font-weight-complex="bold"/>
    </style:style>
    <style:style style:name="T8" style:family="text">
      <style:text-properties style:font-name="sans-serif" fo:font-size="12.75pt" officeooo:rsid="0005cbca"/>
    </style:style>
    <style:style style:name="T9" style:family="text">
      <style:text-properties style:font-name="sans-serif" fo:font-size="12.75pt" officeooo:rsid="000720bf"/>
    </style:style>
    <style:style style:name="T10" style:family="text">
      <style:text-properties fo:color="#000000" loext:opacity="100%" style:font-name="sans-serif" fo:font-size="12.75pt" fo:background-color="#ffffff" loext:char-shading-value="0"/>
    </style:style>
    <style:style style:name="T11" style:family="text">
      <style:text-properties fo:color="#000000" loext:opacity="100%" style:font-name="sans-serif" fo:font-size="12.75pt" officeooo:rsid="0003b202" fo:background-color="#ffffff" loext:char-shading-value="0"/>
    </style:style>
    <style:style style:name="T12" style:family="text">
      <style:text-properties fo:color="#000000" loext:opacity="100%" style:font-name="sans-serif" fo:font-size="12.75pt" fo:font-weight="bold" fo:background-color="#ffffff" loext:char-shading-value="0" style:font-weight-asian="bold" style:font-weight-complex="bold"/>
    </style:style>
    <style:style style:name="T13" style:family="text">
      <style:text-properties fo:color="#000000" loext:opacity="100%" style:font-name="sans-serif" fo:font-size="12.75pt" fo:font-weight="bold" officeooo:rsid="0003b202" fo:background-color="#ffffff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owtórzenie przed pierwszym kolokwium.</text:span><text:line-break/><text:span text:style-name="T2">Podstawy systemów operacyjnych</text:span><text:line-break/><text:span text:style-name="T2">1.</text:span> <text:span text:style-name="T2">Użytkownie systemu</text:span><text:line-break/><text:span text:style-name="T2">1.1.</text:span> <text:span text:style-name="T2">Zlicz liczbę linii w których występuje fraza „test” w pliku tekstowym.</text:span></text:p>
      <text:p text:style-name="P2"><text:span text:style-name="T2"><text:tab/><text:tab/><text:tab/><text:tab/></text:span><text:span text:style-name="T12">grep</text:span><text:span text:style-name="T10"> "test" plik.txt | wc -l</text:span><text:span text:style-name="T2"><text:line-break/></text:span></text:p>
      <text:p text:style-name="P2"><text:span text:style-name="T2">1.2.</text:span> <text:span text:style-name="T2">Usuń w bieżącym katalogu wszystkie pliki kończące się frazą „temp”</text:span></text:p>
      <text:p text:style-name="P2"><text:span text:style-name="T3"><text:tab/><text:tab/><text:tab/><text:tab/></text:span><text:span text:style-name="T5">rm</text:span><text:span text:style-name="T3"> *temp</text:span></text:p>
      <text:p text:style-name="P2"><text:span text:style-name="T2"/></text:p>
      <text:p text:style-name="P2"><text:span text:style-name="T2">1.3.</text:span> <text:span text:style-name="T2">Wylistuj pliki w bieżącym katalogu, przefiltruj tylko te, których rozszerzenie to ".txt", zapisz je do pliku "pliki.txt", a jednocześnie wyświetl wynik w konsol</text:span><text:span text:style-name="T3">i</text:span></text:p>
      <text:p text:style-name="P2"><text:span text:style-name="T3"><text:tab/><text:tab/><text:tab/><text:tab/></text:span><text:span text:style-name="T5">l</text:span><text:span text:style-name="T13">s</text:span><text:span text:style-name="T11"> | </text:span><text:span text:style-name="T13">grep</text:span><text:span text:style-name="T11"> ".txt$" | </text:span><text:span text:style-name="T13">tee</text:span><text:span text:style-name="T11"> pliki.txt</text:span><text:span text:style-name="T3"><text:line-break/></text:span></text:p>
      <text:p text:style-name="P2"><text:span text:style-name="T2">1.4.</text:span> <text:span text:style-name="T2">Wykonaj kopię pliku "plik.txt", zapisz wynik do pliku "plik_kopia.txt", a jednocześnie wyświetl wynik w konsoli</text:span></text:p>
      <text:p text:style-name="P3"><text:span text:style-name="T10"><text:tab/><text:tab/><text:tab/><text:tab/></text:span><text:span text:style-name="T13">c</text:span><text:span text:style-name="T12">p</text:span><text:span text:style-name="T10"> plik.txt plik_kopia.txt &amp;&amp; </text:span><text:span text:style-name="T12">cat</text:span><text:span text:style-name="T10"> plik.txt</text:span><text:span text:style-name="T2"><text:line-break/></text:span></text:p>
      <text:p text:style-name="P5"><text:span text:style-name="T2">1.5.</text:span> <text:span text:style-name="T2">Wylistuj zawartość katalogu "/etc" i zapisz wynik do pliku "etc.txt", a jednocześnie przefiltruj wynik, aby wyświetlić tylko pliki z rozszerzeniem ".conf" i wyświetl wynik</text:span> <text:span text:style-name="T2">w konsoli.</text:span></text:p>
      <text:p text:style-name="P4"><text:span text:style-name="T10"><text:tab/><text:tab/><text:tab/><text:tab/></text:span><text:span text:style-name="T12">ls </text:span><text:span text:style-name="T10">/etc | </text:span><text:span text:style-name="T12">grep</text:span><text:span text:style-name="T10"> ".conf" | </text:span><text:span text:style-name="T12">tee</text:span><text:span text:style-name="T10"> etc.txt</text:span><text:span text:style-name="T2"><text:line-break/><text:tab/></text:span></text:p>
      <text:p text:style-name="P5"><text:span text:style-name="T2">1.6.</text:span> <text:span text:style-name="T2">Przefiltruj wynik komendy "psaux" tak, aby wyświetlić tylko procesy z nazwą "bash", zapisz wynik do pliku "bash.txt", a jednocześnie wyświetl wynik w konsoli</text:span></text:p>
      <text:p text:style-name="P4"><text:span text:style-name="T10"><text:tab/><text:tab/><text:tab/><text:tab/></text:span><text:span text:style-name="T12">ps aux</text:span><text:span text:style-name="T10"> | </text:span><text:span text:style-name="T12">grep</text:span><text:span text:style-name="T10"> bash | </text:span><text:span text:style-name="T12">tee</text:span><text:span text:style-name="T10"> bash.txt</text:span><text:span text:style-name="T2"><text:line-break/></text:span></text:p>
      <text:p text:style-name="P5"><text:span text:style-name="T2"/></text:p>
      <text:p text:style-name="P5"><text:span text:style-name="T2">2.</text:span> <text:span text:style-name="T2">Uprawnienia</text:span></text:p>
      <text:p text:style-name="P6"><text:span text:style-name="T2">2.1.</text:span> <text:span text:style-name="T2">Dla dowolnego pliku ustaw uprawnienia do odczytu i zapisu dla właściciela</text:span> <text:span text:style-name="T2">oraz grupy,</text:span> <text:span text:style-name="T2">a dla pozostałych użytkowników tylko do odczytu. Użyj dwóch form nadania uprawnień.</text:span></text:p>
      <text:list xml:id="list1920462373" text:style-name="L1">
        <text:list-item>
          <text:p text:style-name="P8"><text:span text:style-name="T6">c</text:span><text:span text:style-name="T7">hmod</text:span><text:span text:style-name="T8"> 664 plik_1</text:span></text:p>
        </text:list-item>
        <text:list-item>
          <text:p text:style-name="P7"><text:span text:style-name="T4">chmod</text:span><text:span text:style-name="T2"> u+rw,g+rw,o+r plik_1</text:span></text:p>
        </text:list-item>
        <text:list-item>
          <text:p text:style-name="P7"><text:span text:style-name="T4">chmod</text:span><text:span text:style-name="T2"> u=rw,g=rw,o=r plik_1</text:span></text:p>
        </text:list-item>
      </text:list>
      <text:p text:style-name="P6"><text:span text:style-name="T2"/></text:p>
      <text:p text:style-name="P6"><text:span text:style-name="T2">2.2.</text:span> <text:span text:style-name="T2">Dla dowolnego pliku napisz dwie komendy aby ustawić pełne uprawnienia dla właściciela, uprawnienia do odczytu i wykonywania dla grupy, oraz uprawnienia tylko do</text:span> <text:span text:style-name="T2">odczytu dla pozostałych. Użyj dwóch form nadania uprawnień.</text:span></text:p>
      <text:p text:style-name="P6"><text:span text:style-name="T2"><text:tab/><text:tab/><text:tab/><text:tab/></text:span><text:span text:style-name="T6">c</text:span><text:span text:style-name="T7">hmod</text:span><text:span text:style-name="T8"> u+rwx,g+rx,o+r</text:span></text:p>
      <text:p text:style-name="P6"><text:span text:style-name="T8"><text:tab/><text:tab/><text:tab/><text:tab/></text:span><text:span text:style-name="T7">chmod</text:span><text:span text:style-name="T8"> 754 plik</text:span></text:p>
      <text:p text:style-name="P6"><text:span text:style-name="T2"/></text:p>
      <text:p text:style-name="P6"><text:span text:style-name="T2">2.3.</text:span> <text:span text:style-name="T2">Napisz polecenie które grupie oraz pozostałym odbierze prawo do zapisu.</text:span></text:p>
      <text:p text:style-name="P6"><text:span text:style-name="T2"><text:tab/><text:tab/><text:tab/><text:tab/></text:span><text:span text:style-name="T6">c</text:span><text:span text:style-name="T7">hmod</text:span><text:span text:style-name="T8"> go-w plik</text:span></text:p>
      <text:p text:style-name="P6"><text:span text:style-name="T2"/></text:p>
      <text:p text:style-name="P6"><text:soft-page-break/><text:span text:style-name="T2"/></text:p>
      <text:p text:style-name="P6"><text:span text:style-name="T2">3.</text:span> <text:span text:style-name="T2">Sed</text:span><text:line-break/><text:span text:style-name="T2">3.1.</text:span> <text:span text:style-name="T2">Zastąp wszystkie wystąpienia słowa "kot" w pliku tekstowym "plik.txt" słowem "pies" i</text:span><text:line-break/><text:span text:style-name="T2">zapisz zmieniony plik pod nazwą</text:span> <text:span text:style-name="T2">"plik_nowy.txt"</text:span><text:line-break/><text:span text:style-name="T2">3.2.</text:span> <text:span text:style-name="T2">Usuń z pliku tekstowego wszystkie linie, które zaczynają się od znaku "#" (linie</text:span><text:line-break/><text:span text:style-name="T2">komentarzy) i zapisz zmieniony plik pod nazwą "plik_nowy.txt".</text:span><text:line-break/><text:span text:style-name="T2">3.3.</text:span> <text:span text:style-name="T2">utwórz plik email.txt dodaj do niego kilka adresów email, po czym napisz polecenie które</text:span><text:line-break/><text:span text:style-name="T2">zmieni</text:span> <text:span text:style-name="T2">wszystkie wystąpienia danej domeny na inną.</text:span><text:line-break/><text:span text:style-name="T2">3.4.</text:span> <text:span text:style-name="T2">Usuń z pliku tekstowego</text:span><text:line-break/><text:span text:style-name="T2">3.5.</text:span> <text:span text:style-name="T2">Napisz</text:span> <text:span text:style-name="T2">polecenie, które</text:span> <text:span text:style-name="T2">użyje sed do zamiany tekstu w pliku HTML. Na przykład, jeśli</text:span><text:line-break/><text:span text:style-name="T2">chcesz zmienić tekst "Kontakt" na "Contact" na stronie internetowej.</text:span><text:line-break/><text:span text:style-name="T2">4.</text:span> <text:span text:style-name="T2">Awk</text:span><text:line-break/><text:span text:style-name="T2">Używając poniższego skryptu wygeneruj plik dane.txt który posłuży do wykonania zadań:</text:span><text:line-break/><text:span text:style-name="T2">awk 'BEGIN {OFS=";"} {printint(rand()*100), "tekst_"int(rand()*10), rand()*100}'</text:span> <text:span text:style-name="T2">\</text:span><text:line-break/><text:span text:style-name="T2">&lt; /dev/urandom</text:span> <text:span text:style-name="T2">\</text:span><text:line-break/><text:span text:style-name="T2">| head</text:span> <text:span text:style-name="T2">-n 10</text:span> <text:span text:style-name="T2">\</text:span><text:line-break/><text:span text:style-name="T2">&gt; dane.txt</text:span><text:line-break/><text:span text:style-name="T2">4.1. Wyświetl drugą kolumę z pliku dane.txt.</text:span><text:line-break/><text:span text:style-name="T2">4.2. Wyświetl te</text:span> <text:span text:style-name="T2">rekordy z trzeciej kolumny które są większe 50</text:span><text:line-break/><text:span text:style-name="T2">4.3. Wyświetl sumę pierwszej kolumny.</text:span><text:line-break/><text:span text:style-name="T2">4.4. Wyświetl liczbę wierszy z pliku dane.txt</text:span><text:line-break/><text:span text:style-name="T2">4.5.</text:span> <text:span text:style-name="T2">Dodanie 4 kolumny do pliku dane.txt będącej wynikiem reszty z dzielenia przez 4 danych</text:span><text:line-break/><text:span text:style-name="T2">z pierwszej kolumny</text:span></text:p>
      <text:p text:style-name="P1"><text:span text:style-name="T2">5.</text:span> <text:span text:style-name="T2">Bash</text:span><text:line-break/><text:span text:style-name="T2">5.1.</text:span> <text:span text:style-name="T2">Napisz</text:span> <text:span text:style-name="T2">skrypt, który będzie pobierał od użytkownika imię i wiek, a następnie wyświetlał</text:span><text:line-break/><text:span text:style-name="T2">5.2.</text:span> <text:span text:style-name="T2">Napisz skrypt, który będzie przyjmował jeden argument</text:span> <text:span text:style-name="T2">-</text:span> <text:span text:style-name="T2">nazwę pliku</text:span> <text:span text:style-name="T2">-</text:span> <text:span text:style-name="T2">i sprawdzał, czy</text:span><text:line-break/><text:span text:style-name="T2">istnieje on w bieżącym katalogu. Jeśli tak, to skrypt wyświetla komunikat "Plik istnieje", a</text:span><text:line-break/><text:span text:style-name="T2">jeśli nie, to wyświetla komunikat "Plik nie istnieje".</text:span><text:line-break/><text:span text:style-name="T2">5.3.</text:span> <text:span text:style-name="T2">Napisz skrypt, który będzie pobierał od użytkownika nazwę pliku i zapisywał do niego</text:span><text:line-break/><text:span text:style-name="T2">tekst wprowadzany przez użytkownika, aż do momentu wprowadzenia słowa "quit"</text:span><text:line-break/><text:span text:style-name="T2">5.4.</text:span> <text:span text:style-name="T2">Napisz skrypt, który będzie pobierał od użytkownika cyfry aż do momentu wpisania 0 po</text:span><text:line-break/><text:span text:style-name="T2">czym zwróci ich sumę.</text:span><text:line-break/><text:span text:style-name="T2">5.5.</text:span> <text:span text:style-name="T2">Napisz skrypt, który będzie pobierał listę plików z bieżącego katalogu i wyświetlał</text:span><text:line-break/><text:span text:style-name="T2">informacje o każdym pliku, takie jak jego nazwa, rozmiar i data modyfikacji</text:span><text:line-break/><text:span text:style-name="T2">5.6.</text:span> <text:span text:style-name="T2">Napisz skrypt który przyjmie dowolną liczbę parametrów oznaczającą nazwy</text:span><text:line-break/><text:span text:style-name="T2">plików. Skrypt dla każdego parametru ma wygenerować plik .txt o takiej samej</text:span><text:line-break/><text:span text:style-name="T2">nazwie, a wewnątrz pliku ma zostać zapisana losowa wartość od 0 do 100. Średnią</text:span><text:line-break/><text:soft-page-break/><text:span text:style-name="T2">wszystkich wartości skrypt ma wyświetlić na konsolę</text:span><text:line-break/><text:span text:style-name="T2">Poza powyższymi obszarami tematycznymi należy przypomnieć sobie również jak pisać plik Makefile,</text:span><text:line-break/><text:span text:style-name="T2">dodawać do nich reguły oraz zmienne automa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FandolFang 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51:19.096969066</meta:creation-date>
    <dc:date>2023-04-26T11:44:29.812772844</dc:date>
    <meta:editing-duration>PT1M59S</meta:editing-duration>
    <meta:editing-cycles>1</meta:editing-cycles>
    <meta:document-statistic meta:table-count="0" meta:image-count="0" meta:object-count="0" meta:page-count="3" meta:paragraph-count="24" meta:word-count="607" meta:character-count="4068" meta:non-whitespace-character-count="3446"/>
    <meta:generator>LibreOffice/7.3.6.2$Linux_X86_64 LibreOffice_project/30$Build-2</meta:generator>
  </office:meta>
</office:document-meta>
</file>